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6041in" style:use-optimal-column-width="false"/>
    </style:style>
    <style:style style:name="TableColumn4" style:family="table-column">
      <style:table-column-properties style:column-width="0.7708in" style:use-optimal-column-width="false"/>
    </style:style>
    <style:style style:name="TableColumn5" style:family="table-column">
      <style:table-column-properties style:column-width="5.3229in" style:use-optimal-column-width="false"/>
    </style:style>
    <style:style style:name="Table2" style:family="table">
      <style:table-properties style:width="6.6979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" style:parent-style-name="TableContents" style:list-style-name="LFO1" style:family="paragraph">
      <style:text-properties fo:language="en" fo:country="US"/>
    </style:style>
    <style:style style:name="P17" style:parent-style-name="TableContents" style:list-style-name="LFO1" style:family="paragraph"/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" style:parent-style-name="TableContents" style:list-style-name="LFO2" style:family="paragraph"/>
    <style:style style:name="P23" style:parent-style-name="TableContents" style:list-style-name="LFO2" style:family="paragraph"/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" style:parent-style-name="TableContents" style:list-style-name="LFO3" style:family="paragraph"/>
    <style:style style:name="P29" style:parent-style-name="TableContents" style:list-style-name="LFO3" style:family="paragraph"/>
    <style:style style:name="P30" style:parent-style-name="TableContents" style:list-style-name="LFO3" style:family="paragraph"/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" style:parent-style-name="TableContents" style:list-style-name="LFO4" style:family="paragraph"/>
    <style:style style:name="P36" style:parent-style-name="TableContents" style:list-style-name="LFO4" style:family="paragraph"/>
    <style:style style:name="P37" style:parent-style-name="TableContents" style:list-style-name="LFO4" style:family="paragraph"/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" style:parent-style-name="TableContents" style:list-style-name="LFO5" style:family="paragraph"/>
    <style:style style:name="P43" style:parent-style-name="TableContents" style:list-style-name="LFO5" style:family="paragraph"/>
    <style:style style:name="P44" style:parent-style-name="TableContents" style:list-style-name="LFO5" style:family="paragraph"/>
    <style:style style:name="P45" style:parent-style-name="TableContents" style:list-style-name="LFO5" style:family="paragraph"/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" style:parent-style-name="TableContents" style:list-style-name="LFO6" style:family="paragraph"/>
    <style:style style:name="P53" style:parent-style-name="TableContents" style:list-style-name="LFO6" style:family="paragraph"/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8" style:parent-style-name="TableContents" style:list-style-name="LFO7" style:family="paragraph"/>
    <style:style style:name="P59" style:parent-style-name="TableContents" style:list-style-name="LFO7" style:family="paragraph"/>
    <style:style style:name="P60" style:parent-style-name="TableContents" style:list-style-name="LFO7" style:family="paragraph"/>
    <style:style style:name="P61" style:parent-style-name="TableContents" style:list-style-name="LFO7" style:family="paragraph"/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" style:parent-style-name="TableContents" style:list-style-name="LFO8" style:family="paragraph"/>
    <style:style style:name="P67" style:parent-style-name="TableContents" style:list-style-name="LFO8" style:family="paragraph"/>
    <style:style style:name="P68" style:parent-style-name="TableContents" style:list-style-name="LFO8" style:family="paragraph"/>
    <style:style style:name="P69" style:parent-style-name="TableContents" style:list-style-name="LFO8" style:family="paragraph"/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" style:parent-style-name="TableContents" style:list-style-name="LFO9" style:family="paragraph"/>
    <style:style style:name="P75" style:parent-style-name="TableContents" style:list-style-name="LFO9" style:family="paragraph"/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" style:parent-style-name="TableContents" style:list-style-name="LFO10" style:family="paragraph"/>
    <style:style style:name="P81" style:parent-style-name="TableContents" style:list-style-name="LFO10" style:family="paragraph"/>
    <style:style style:name="P82" style:parent-style-name="TableContents" style:list-style-name="LFO10" style:family="paragraph"/>
    <style:style style:name="P83" style:parent-style-name="TableContents" style:list-style-name="LFO10" style:family="paragraph"/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" style:parent-style-name="TableContents" style:list-style-name="LFO11" style:family="paragraph"/>
    <style:style style:name="P91" style:parent-style-name="TableContents" style:list-style-name="LFO11" style:family="paragraph"/>
    <style:style style:name="P92" style:parent-style-name="TableContents" style:list-style-name="LFO11" style:family="paragraph"/>
    <style:style style:name="P93" style:parent-style-name="TableContents" style:list-style-name="LFO11" style:family="paragraph"/>
    <style:style style:name="P94" style:parent-style-name="TableContents" style:list-style-name="LFO11" style:family="paragraph"/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9" style:parent-style-name="TableContents" style:list-style-name="LFO12" style:family="paragraph"/>
    <style:style style:name="P100" style:parent-style-name="TableContents" style:list-style-name="LFO12" style:family="paragraph"/>
    <style:style style:name="P101" style:parent-style-name="TableContents" style:list-style-name="LFO12" style:family="paragraph"/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6" style:parent-style-name="TableContents" style:list-style-name="LFO13" style:family="paragraph"/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1" style:parent-style-name="TableContents" style:list-style-name="LFO14" style:family="paragraph"/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6" style:parent-style-name="TableContents" style:list-style-name="LFO15" style:family="paragraph"/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3" style:parent-style-name="TableContents" style:list-style-name="LFO16" style:family="paragraph"/>
    <style:style style:name="P124" style:parent-style-name="TableContents" style:list-style-name="LFO16" style:family="paragraph"/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9" style:parent-style-name="TableContents" style:list-style-name="LFO15" style:family="paragraph"/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4" style:parent-style-name="TableContents" style:list-style-name="LFO15" style:family="paragraph"/>
    <style:style style:name="P135" style:parent-style-name="TableContents" style:list-style-name="LFO15" style:family="paragraph"/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margin-left="0.5in">
        <style:tab-stops/>
      </style:paragraph-properties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margin-left="0.5in">
        <style:tab-stops/>
      </style:paragraph-properties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margin-left="0.5in">
        <style:tab-stops/>
      </style:paragraph-properties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Lavoro svolto stag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Contents">Giorno</text:p>
          </table:table-cell>
          <table:table-cell table:style-name="TableCell8">
            <text:p text:style-name="TableContents">Data</text:p>
          </table:table-cell>
          <table:table-cell table:style-name="TableCell9">
            <text:p text:style-name="TableContents">Descrizione</text:p>
          </table:table-cell>
        </table:table-row>
        <table:table-row table:style-name="TableRow10">
          <table:table-cell table:style-name="TableCell11" table:number-columns-spanned="3">
            <text:p text:style-name="TableContents">Settimana 1 (studi di fattibilità)</text:p>
          </table:table-cell>
          <table:covered-table-cell/>
          <table:covered-table-cell/>
        </table:table-row>
        <table:table-row table:style-name="TableRow12">
          <table:table-cell table:style-name="TableCell13">
            <text:p text:style-name="TableContents">1</text:p>
          </table:table-cell>
          <table:table-cell table:style-name="TableCell14">
            <text:p text:style-name="TableContents">11/06/18</text:p>
          </table:table-cell>
          <table:table-cell table:style-name="TableCell15">
            <text:list text:style-name="LFO1" text:continue-numbering="true">
              <text:list-item>
                <text:p text:style-name="P16">Letto documento Blockchain: The Dawn of Decentralized Identity</text:p>
              </text:list-item>
              <text:list-item>
                <text:p text:style-name="P17">inizio scrittura IW-Studio di<text:s/>Fattibilità</text:p>
              </text:list-item>
            </text:list>
          </table:table-cell>
        </table:table-row>
        <table:table-row table:style-name="TableRow18">
          <table:table-cell table:style-name="TableCell19">
            <text:p text:style-name="TableContents">2</text:p>
          </table:table-cell>
          <table:table-cell table:style-name="TableCell20">
            <text:p text:style-name="TableContents">12/06/18</text:p>
          </table:table-cell>
          <table:table-cell table:style-name="TableCell21">
            <text:list text:style-name="LFO2" text:continue-numbering="true">
              <text:list-item>
                <text:p text:style-name="P22">riunione con Roberto, Sara e Marco per discutere delle tecnologie per l’ITF. Commissionato Studio di approfondimento su Ethereum.</text:p>
              </text:list-item>
              <text:list-item>
                <text:p text:style-name="P23">Inizio scrittura Studio tecnologico su Ethereum.</text:p>
              </text:list-item>
            </text:list>
          </table:table-cell>
        </table:table-row>
        <table:table-row table:style-name="TableRow24">
          <table:table-cell table:style-name="TableCell25">
            <text:p text:style-name="TableContents">3</text:p>
          </table:table-cell>
          <table:table-cell table:style-name="TableCell26">
            <text:p text:style-name="TableContents">14/06/18</text:p>
          </table:table-cell>
          <table:table-cell table:style-name="TableCell27">
            <text:list text:style-name="LFO3" text:continue-numbering="true">
              <text:list-item>
                <text:p text:style-name="P28">Fine stesura studio tecnologico Ethereum</text:p>
              </text:list-item>
              <text:list-item>
                <text:p text:style-name="P29">Consegna dello studio tecnologico a Sara</text:p>
              </text:list-item>
              <text:list-item>
                <text:p text:style-name="P30">Continuazione studio fattibilità IW</text:p>
              </text:list-item>
            </text:list>
          </table:table-cell>
        </table:table-row>
        <table:table-row table:style-name="TableRow31">
          <table:table-cell table:style-name="TableCell32">
            <text:p text:style-name="TableContents">4</text:p>
          </table:table-cell>
          <table:table-cell table:style-name="TableCell33">
            <text:p text:style-name="TableContents">15/06/18</text:p>
          </table:table-cell>
          <table:table-cell table:style-name="TableCell34">
            <text:list text:style-name="LFO4" text:continue-numbering="true">
              <text:list-item>
                <text:p text:style-name="P35">Fine stesura studio fattibilità IW</text:p>
              </text:list-item>
              <text:list-item>
                <text:p text:style-name="P36">Piccolo appunto su REST come SPF in ITF su studio tecnologico</text:p>
              </text:list-item>
              <text:list-item>
                <text:p text:style-name="P37">Inizio studio fattibilità SP</text:p>
              </text:list-item>
            </text:list>
          </table:table-cell>
        </table:table-row>
        <table:table-row table:style-name="TableRow38">
          <table:table-cell table:style-name="TableCell39">
            <text:p text:style-name="TableContents">5</text:p>
          </table:table-cell>
          <table:table-cell table:style-name="TableCell40">
            <text:p text:style-name="TableContents">18/06/18</text:p>
          </table:table-cell>
          <table:table-cell table:style-name="TableCell41">
            <text:list text:style-name="LFO5" text:continue-numbering="true">
              <text:list-item>
                <text:p text:style-name="P42">Fine stesura studio<text:s/>fattibilità SP</text:p>
              </text:list-item>
              <text:list-item>
                <text:p text:style-name="P43">Riunione con Sara, Marco, Roberto: scelta di Ethereum base ITF</text:p>
              </text:list-item>
              <text:list-item>
                <text:p text:style-name="P44">Consegna studio fattibilità SP a Sara</text:p>
              </text:list-item>
              <text:list-item>
                <text:p text:style-name="P45">Inizio analisi requisiti IW</text:p>
              </text:list-item>
            </text:list>
          </table:table-cell>
        </table:table-row>
        <table:table-row table:style-name="TableRow46">
          <table:table-cell table:style-name="TableCell47" table:number-columns-spanned="3">
            <text:p text:style-name="TableContents">Settimana 2 (analisi requisiti)</text:p>
          </table:table-cell>
          <table:covered-table-cell/>
          <table:covered-table-cell/>
        </table:table-row>
        <table:table-row table:style-name="TableRow48">
          <table:table-cell table:style-name="TableCell49">
            <text:p text:style-name="TableContents">6</text:p>
          </table:table-cell>
          <table:table-cell table:style-name="TableCell50">
            <text:p text:style-name="TableContents">19/06/18</text:p>
          </table:table-cell>
          <table:table-cell table:style-name="TableCell51">
            <text:list text:style-name="LFO6" text:continue-numbering="true">
              <text:list-item>
                <text:p text:style-name="P52">Continuazione IW-analisi requisiti</text:p>
              </text:list-item>
              <text:list-item>
                <text:p text:style-name="P53">Fine stesura IW – analisi<text:s/>requisiti</text:p>
              </text:list-item>
            </text:list>
          </table:table-cell>
        </table:table-row>
        <table:table-row table:style-name="TableRow54">
          <table:table-cell table:style-name="TableCell55">
            <text:p text:style-name="TableContents">7</text:p>
          </table:table-cell>
          <table:table-cell table:style-name="TableCell56">
            <text:p text:style-name="TableContents">20/06/18</text:p>
          </table:table-cell>
          <table:table-cell table:style-name="TableCell57">
            <text:list text:style-name="LFO7" text:continue-numbering="true">
              <text:list-item>
                <text:p text:style-name="P58">Verifica IW – analisi requisiti</text:p>
              </text:list-item>
              <text:list-item>
                <text:p text:style-name="P59">Consegna IW – analisi requisiti a Sara</text:p>
              </text:list-item>
              <text:list-item>
                <text:p text:style-name="P60">Inizio SP – analisi requisiti</text:p>
              </text:list-item>
              <text:list-item>
                <text:p text:style-name="P61">Lavoro architettura di massima ITF con Marco</text:p>
              </text:list-item>
            </text:list>
          </table:table-cell>
        </table:table-row>
        <table:table-row table:style-name="TableRow62">
          <table:table-cell table:style-name="TableCell63">
            <text:p text:style-name="TableContents">8</text:p>
          </table:table-cell>
          <table:table-cell table:style-name="TableCell64">
            <text:p text:style-name="TableContents">21/06/18</text:p>
          </table:table-cell>
          <table:table-cell table:style-name="TableCell65">
            <text:list text:style-name="LFO8" text:continue-numbering="true">
              <text:list-item>
                <text:p text:style-name="P66">Continuazione SP – analisi requisiti</text:p>
              </text:list-item>
              <text:list-item>
                <text:p text:style-name="P67">Fine stesura SP – analisi requisiti</text:p>
              </text:list-item>
              <text:list-item>
                <text:p text:style-name="P68">Consegna IW – analisi requisiti a Sara</text:p>
              </text:list-item>
              <text:list-item>
                <text:p text:style-name="P69">Giocato con tutorial Xamarin</text:p>
              </text:list-item>
            </text:list>
          </table:table-cell>
        </table:table-row>
        <table:table-row table:style-name="TableRow70">
          <table:table-cell table:style-name="TableCell71">
            <text:p text:style-name="TableContents">9</text:p>
          </table:table-cell>
          <table:table-cell table:style-name="TableCell72">
            <text:p text:style-name="TableContents">22/06/18</text:p>
          </table:table-cell>
          <table:table-cell table:style-name="TableCell73">
            <text:list text:style-name="LFO9" text:continue-numbering="true">
              <text:list-item>
                <text:p text:style-name="P74">Continuato tutorial Xamarin</text:p>
              </text:list-item>
              <text:list-item>
                <text:p text:style-name="P75">Creato diagramma modello IW</text:p>
              </text:list-item>
            </text:list>
          </table:table-cell>
        </table:table-row>
        <table:table-row table:style-name="TableRow76">
          <table:table-cell table:style-name="TableCell77">
            <text:p text:style-name="TableContents">10</text:p>
          </table:table-cell>
          <table:table-cell table:style-name="TableCell78">
            <text:p text:style-name="TableContents">25/06/18</text:p>
          </table:table-cell>
          <table:table-cell table:style-name="TableCell79">
            <text:list text:style-name="LFO10" text:continue-numbering="true">
              <text:list-item>
                <text:p text:style-name="P80">Creato IW – architettura di massima</text:p>
              </text:list-item>
              <text:list-item>
                <text:p text:style-name="P81">Finito IW – architettura di massima</text:p>
              </text:list-item>
              <text:list-item>
                <text:p text:style-name="P82">Inviato a Sara IW – architettura di<text:s/>massima</text:p>
              </text:list-item>
              <text:list-item>
                <text:p text:style-name="P83">Iniziato https://docs.microsoft.com/en-us/dotnet/framework/wcf/how-to-define-a-wcf-service-contract</text:p>
              </text:list-item>
            </text:list>
          </table:table-cell>
        </table:table-row>
        <table:table-row table:style-name="TableRow84">
          <table:table-cell table:style-name="TableCell85" table:number-columns-spanned="3">
            <text:p text:style-name="TableContents">Settimana 3 (architettura di massima)</text:p>
          </table:table-cell>
          <table:covered-table-cell/>
          <table:covered-table-cell/>
        </table:table-row>
        <table:table-row table:style-name="TableRow86">
          <table:table-cell table:style-name="TableCell87">
            <text:p text:style-name="TableContents">11</text:p>
          </table:table-cell>
          <table:table-cell table:style-name="TableCell88">
            <text:p text:style-name="TableContents">26/06/18</text:p>
          </table:table-cell>
          <table:table-cell table:style-name="TableCell89">
            <text:list text:style-name="LFO11" text:continue-numbering="true">
              <text:list-item>
                <text:p text:style-name="P90">Creato diagramma classi SP</text:p>
              </text:list-item>
              <text:list-item>
                <text:p text:style-name="P91">Inviato a Sara diagrammaQueue.png, SPdiagram.png, accesso.png</text:p>
              </text:list-item>
              <text:list-item>
                <text:p text:style-name="P92">Inizio<text:s/>Stesura SP – architettura di massima</text:p>
              </text:list-item>
              <text:list-item>
                <text:p text:style-name="P93">Fine stesura SP – architettura di massima</text:p>
              </text:list-item>
              <text:list-item>
                <text:p text:style-name="P94">Inviato a Sara SP – architettura di massima</text:p>
              </text:list-item>
            </text:list>
          </table:table-cell>
        </table:table-row>
        <table:table-row table:style-name="TableRow95">
          <table:table-cell table:style-name="TableCell96">
            <text:p text:style-name="TableContents">12</text:p>
          </table:table-cell>
          <table:table-cell table:style-name="TableCell97">
            <text:p text:style-name="TableContents">27/06/18</text:p>
          </table:table-cell>
          <table:table-cell table:style-name="TableCell98">
            <text:list text:style-name="LFO12" text:continue-numbering="true">
              <text:list-item>
                <text:p text:style-name="P99">Guardato tutorial RabbitMQ</text:p>
              </text:list-item>
              <text:list-item>
                <text:p text:style-name="P100">Visto sample Comunicazione RabbitMQ</text:p>
              </text:list-item>
              <text:list-item>
                <text:p text:style-name="P101">Iniziato documento SP – Architettura di dettaglio</text:p>
              </text:list-item>
            </text:list>
          </table:table-cell>
        </table:table-row>
        <text:soft-page-break/>
        <table:table-row table:style-name="TableRow102">
          <table:table-cell table:style-name="TableCell103">
            <text:p text:style-name="TableContents">13</text:p>
          </table:table-cell>
          <table:table-cell table:style-name="TableCell104">
            <text:p text:style-name="TableContents">28/06/18</text:p>
          </table:table-cell>
          <table:table-cell table:style-name="TableCell105">
            <text:list text:style-name="LFO13" text:continue-numbering="true">
              <text:list-item>
                <text:p text:style-name="P106">Architettura dettaglio RetrieveInfo, PageGenerator</text:p>
              </text:list-item>
            </text:list>
          </table:table-cell>
        </table:table-row>
        <table:table-row table:style-name="TableRow107">
          <table:table-cell table:style-name="TableCell108">
            <text:p text:style-name="TableContents">14</text:p>
          </table:table-cell>
          <table:table-cell table:style-name="TableCell109">
            <text:p text:style-name="TableContents">29/06/18</text:p>
          </table:table-cell>
          <table:table-cell table:style-name="TableCell110">
            <text:list text:style-name="LFO14" text:continue-numbering="true">
              <text:list-item>
                <text:p text:style-name="P111">Fine SP – Architettura di dettaglio</text:p>
              </text:list-item>
            </text:list>
          </table:table-cell>
        </table:table-row>
        <table:table-row table:style-name="TableRow112">
          <table:table-cell table:style-name="TableCell113">
            <text:p text:style-name="TableContents">15</text:p>
          </table:table-cell>
          <table:table-cell table:style-name="TableCell114">
            <text:p text:style-name="TableContents">02/07/18</text:p>
          </table:table-cell>
          <table:table-cell table:style-name="TableCell115">
            <text:list text:style-name="LFO15" text:continue-numbering="true">
              <text:list-item>
                <text:p text:style-name="P116">Tutoria Xamarin e basi C#</text:p>
              </text:list-item>
            </text:list>
          </table:table-cell>
        </table:table-row>
        <table:table-row table:style-name="TableRow117">
          <table:table-cell table:style-name="TableCell118" table:number-columns-spanned="3">
            <text:p text:style-name="TableContents">Settimana 4 (Architettura di dettaglio 1, 40h)</text:p>
          </table:table-cell>
          <table:covered-table-cell/>
          <table:covered-table-cell/>
        </table:table-row>
        <table:table-row table:style-name="TableRow119">
          <table:table-cell table:style-name="TableCell120">
            <text:p text:style-name="TableContents">16</text:p>
          </table:table-cell>
          <table:table-cell table:style-name="TableCell121">
            <text:p text:style-name="TableContents">03/07/18</text:p>
          </table:table-cell>
          <table:table-cell table:style-name="TableCell122">
            <text:list text:style-name="LFO16" text:continue-numbering="true">
              <text:list-item>
                <text:p text:style-name="P123">Prove QR con Xamarin e C#</text:p>
              </text:list-item>
              <text:list-item>
                <text:p text:style-name="P124">Iniziato documento IW<text:s/>- Analisi di dettaglio</text:p>
              </text:list-item>
            </text:list>
          </table:table-cell>
        </table:table-row>
        <table:table-row table:style-name="TableRow125">
          <table:table-cell table:style-name="TableCell126">
            <text:p text:style-name="TableContents">17</text:p>
          </table:table-cell>
          <table:table-cell table:style-name="TableCell127">
            <text:p text:style-name="TableContents">04/07/18</text:p>
          </table:table-cell>
          <table:table-cell table:style-name="TableCell128">
            <text:list text:style-name="LFO15" text:continue-numbering="true">
              <text:list-item>
                <text:p text:style-name="P129">Continuazione IW – Analisi di dettaglio</text:p>
              </text:list-item>
            </text:list>
          </table:table-cell>
        </table:table-row>
        <table:table-row table:style-name="TableRow130">
          <table:table-cell table:style-name="TableCell131">
            <text:p text:style-name="TableContents">18</text:p>
          </table:table-cell>
          <table:table-cell table:style-name="TableCell132">
            <text:p text:style-name="TableContents">05/07/18</text:p>
          </table:table-cell>
          <table:table-cell table:style-name="TableCell133">
            <text:list text:style-name="LFO15" text:continue-numbering="true">
              <text:list-item>
                <text:p text:style-name="P134">Continuazione IW – Analisi di dettaglio</text:p>
              </text:list-item>
              <text:list-item>
                <text:p text:style-name="P135">Fine stesura IW – Analisi di dettaglio</text:p>
              </text:list-item>
            </text:list>
          </table:table-cell>
        </table:table-row>
        <table:table-row table:style-name="TableRow136">
          <table:table-cell table:style-name="TableCell137">
            <text:p text:style-name="TableContents">19</text:p>
          </table:table-cell>
          <table:table-cell table:style-name="TableCell138">
            <text:p text:style-name="TableContents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TableContents">20</text:p>
          </table:table-cell>
          <table:table-cell table:style-name="TableCell143">
            <text:p text:style-name="TableContents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 table:number-columns-spanned="3">
            <text:p text:style-name="TableContents">Settimana 5(architettura di dettaglio 2, 20h)</text:p>
          </table:table-cell>
          <table:covered-table-cell/>
          <table:covered-table-cell/>
        </table:table-row>
        <table:table-row table:style-name="TableRow148">
          <table:table-cell table:style-name="TableCell149">
            <text:p text:style-name="TableContents">21</text:p>
          </table:table-cell>
          <table:table-cell table:style-name="TableCell150">
            <text:p text:style-name="TableContents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TableContents">22</text:p>
          </table:table-cell>
          <table:table-cell table:style-name="TableCell155">
            <text:p text:style-name="TableContents"/>
          </table:table-cell>
          <table:table-cell table:style-name="TableCell156">
            <text:p text:style-name="P15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imone Ballarin</dc:creator>
    <meta:creation-date>2018-06-12T09:42:00Z</meta:creation-date>
    <dc:date>2018-07-05T13:14:00Z</dc:date>
    <meta:template xlink:href="Normal" xlink:type="simple"/>
    <meta:editing-cycles>52</meta:editing-cycles>
    <meta:editing-duration>PT11940S</meta:editing-duration>
    <meta:document-statistic meta:page-count="2" meta:paragraph-count="4" meta:word-count="366" meta:character-count="2451" meta:row-count="17" meta:non-whitespace-character-count="2089"/>
  </office:meta>
</office:document-meta>
</file>